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ce181e"/>
    </style:style>
    <style:style style:name="ce4" style:family="table-cell" style:parent-style-name="Default">
      <style:text-properties fo:color="#127622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0000"/>
      <style:text-properties style:use-window-font-color="true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Hard (15)</text:p>
          </table:table-cell>
          <table:table-cell office:value-type="string" calcext:value-type="string">
            <text:p>Soft (8)</text:p>
          </table:table-cell>
          <table:table-cell office:value-type="string" calcext:value-type="string">
            <text:p>DeepUPath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2" office:value-type="string" calcext:value-type="string">
            <text:p>program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Algoritmos não anotam predicados.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table:number-columns-repeated="5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cs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ds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belDecs</text:p>
          </table:table-cell>
          <table:table-cell table:number-columns-repeated="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bel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bel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stDefs</text:p>
          </table:table-cell>
          <table:table-cell table:number-columns-repeated="5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nstDef</text:p>
          </table:table-cell>
          <table:table-cell table:number-columns-repeated="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nst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peDefs</text:p>
          </table:table-cell>
          <table:table-cell table:number-columns-repeated="5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ypeDef</text:p>
          </table:table-cell>
          <table:table-cell table:number-columns-repeated="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wTyp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wOrdinalTyp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wStructuredType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wPointerType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umType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subrangeTyp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Como a regra Id pertence ao conjunto FIRST de subrangeType, e newType pode derivar em subrangeType, a escolha da regra type tem prefixos iguais, portanto não se deve anotar o DotDot (que vem após um const que pode ser um Id).</text:p>
          </table:table-cell>
        </table:table-row>
        <table:table-row table:style-name="ro1">
          <table:table-cell office:value-type="string" calcext:value-type="string">
            <text:p>unpackedStructuredType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rayType</text:p>
          </table:table-cell>
          <table:table-cell table:number-columns-repeated="5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ecordType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Type</text:p>
          </table:table-cell>
          <table:table-cell table:number-columns-repeated="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leType</text:p>
          </table:table-cell>
          <table:table-cell table:number-columns-repeated="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rdinalType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eldList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xedPart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ntPar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n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st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varDecs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3" office:value-type="string" calcext:value-type="string">
            <text:p>O algoritmo inseriu a label corretamente.</text:p>
          </table:table-cell>
        </table:table-row>
        <table:table-row table:style-name="ro1">
          <table:table-cell office:value-type="string" calcext:value-type="string">
            <text:p>varDe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cAndFuncDecs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Dec</text:p>
          </table:table-cell>
          <table:table-cell table:number-columns-repeated="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cHeading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ncDec</text:p>
          </table:table-cell>
          <table:table-cell table:number-columns-repeated="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Heading</text:p>
          </table:table-cell>
          <table:table-cell table:number-columns-repeated="5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rmalParams</text:p>
          </table:table-cell>
          <table:table-cell table:number-columns-repeated="5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rmalParamsSection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mts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m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mpleStmt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assignStmt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A escolha em simpleStmt tem prefixos iguais (podem iniciar com Id). Como assignStmt participa dessa escolha como primeira opção, não se deve anotar o token Assign.</text:p>
          </table:table-cell>
        </table:table-row>
        <table:table-row table:style-name="ro1">
          <table:table-cell office:value-type="string" calcext:value-type="string">
            <text:p>var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cStm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ams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param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O algoritmo não anotou uma label que poderia ser anotada, Isso aconteceu, pois o conjunto FIRST da repetição tem interseção com o conjunto FOLLOW da mesma.</text:p>
          </table:table-cell>
        </table:table-row>
        <table:table-row table:style-name="ro1">
          <table:table-cell office:value-type="string" calcext:value-type="string">
            <text:p>gotoStm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ucturedStmt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ditionalStmt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fStmt</text:p>
          </table:table-cell>
          <table:table-cell table:number-columns-repeated="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seStmt</text:p>
          </table:table-cell>
          <table:table-cell table:number-columns-repeated="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seListEle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petitiveStmt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peatStmt</text:p>
          </table:table-cell>
          <table:table-cell table:number-columns-repeated="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hileStmt</text:p>
          </table:table-cell>
          <table:table-cell table:number-columns-repeated="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Stmt</text:p>
          </table:table-cell>
          <table:table-cell table:number-columns-repeated="5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ithStmt</text:p>
          </table:table-cell>
          <table:table-cell table:number-columns-repeated="5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xp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mpleExpr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rm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ctor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signedCon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funcCall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Call e var tem prefixos em comum (ambos podem iniciar com Id) e participam de uma escolha na regra factor. Portanto não se deve anotar a params.</text:p>
          </table:table-cell>
        </table:table-row>
        <table:table-row table:style-name="ro1">
          <table:table-cell office:value-type="string" calcext:value-type="string">
            <text:p>setConstructo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mberDesignator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2:.B68])" office:value-type="float" office:value="102" calcext:value-type="float">
            <text:p>102</text:p>
          </table:table-cell>
          <table:table-cell table:formula="of:=SUM([.C2:.C68])" office:value-type="float" office:value="104" calcext:value-type="float">
            <text:p>104</text:p>
          </table:table-cell>
          <table:table-cell table:formula="of:=SUM([.D1:.D68])" office:value-type="float" office:value="82" calcext:value-type="float">
            <text:p>82</text:p>
          </table:table-cell>
          <table:table-cell table:formula="of:=SUM([.E1:.E68])" office:value-type="float" office:value="92" calcext:value-type="float">
            <text:p>92</text:p>
          </table:table-cell>
          <table:table-cell table:formula="of:=SUM([.F1:.F68])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4" office:value-type="string" calcext:value-type="string">
            <text:p>Foi anotado label(s) a menos do que a anotação manual</text:p>
          </table:table-cell>
          <table:table-cell/>
        </table:table-row>
        <table:table-row table:style-name="ro1">
          <table:table-cell table:number-columns-repeated="5"/>
          <table:table-cell table:style-name="ce15" office:value-type="string" calcext:value-type="string">
            <text:p>Foi anotado label(s) a mais do que a anotação manu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5">00/00/0000</text:date>, <text:time style:data-style-name="N2" text:time-value="17:53:44.466516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5:31:02.130721886</meta:creation-date>
    <dc:date>2019-07-15T18:16:30.206538606</dc:date>
    <meta:editing-duration>PT4H37M22S</meta:editing-duration>
    <meta:editing-cycles>6</meta:editing-cycles>
    <meta:generator>LibreOffice/6.1.4.2$Linux_X86_64 LibreOffice_project/9d0f32d1f0b509096fd65e0d4bec26ddd1938fd3</meta:generator>
    <meta:document-statistic meta:table-count="1" meta:cell-count="422" meta:object-count="0"/>
  </office:meta>
</office:document-meta>
</file>